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3"/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9846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view </text:p>
      <text:p text:style-name="Standard"/>
      <text:p text:style-name="Standard">The Tubras framework library is intended to be built as a static library. <text:s/>It depends on several, pre-built 3<text:span text:style-name="T1">rd</text:span> party libraries. <text:s/>There are four steps required to build the library:</text:p>
      <text:p text:style-name="Standard"/>
      <text:list text:style-name="L3">
        <text:list-item>
          <text:p text:style-name="P3">Get the Tubras Framework Library code.</text:p>
        </text:list-item>
        <text:list-item>
          <text:p text:style-name="P3">Get the Dependencies.</text:p>
        </text:list-item>
        <text:list-item>
          <text:p text:style-name="P3">Build the Dependency libraries.</text:p>
        </text:list-item>
        <text:list-item>
          <text:p text:style-name="P3">Build the Tubras Framework Library.</text:p>
        </text:list-item>
      </text:list>
      <text:p text:style-name="Standard"/>
      <text:p text:style-name="P2">Getting the Framework Code</text:p>
      <text:p text:style-name="Standard"/>
      <text:p text:style-name="Standard">The Tubras library code may be retrieved via Subversion at Google Code:</text:p>
      <text:p text:style-name="Standard"/>
      <text:p text:style-name="Standard"><text:span text:style-name="T2"><text:tab/></text:span><text:span text:style-name="Teletype"><text:span text:style-name="T2">svn checkout </text:span></text:span><text:span text:style-name="Teletype"><text:span text:style-name="Strong_20_Emphasis"><text:span text:style-name="Emphasis"><text:span text:style-name="T2">https</text:span></text:span></text:span></text:span><text:span text:style-name="Teletype"><text:span text:style-name="T2">://tubras.googlecode.com/svn/trunk/ tubras</text:span></text:span><text:span text:style-name="T2"> </text:span></text:p>
      <text:p text:style-name="Standard"/>
      <text:p text:style-name="Standard">Set the Framework Location</text:p>
      <text:p text:style-name="Standard"/>
      <text:p text:style-name="Standard">After the Tubras Framework source code has been saved to your hard disk, you need to set an environment variable named “ITUBRAS” to the root location of the source code. <text:s/>For example, if you checked our the source code to:</text:p>
      <text:p text:style-name="Standard"/>
      <text:p text:style-name="P4">c:\dev\tubras</text:p>
      <text:p text:style-name="P4"/>
      <text:p text:style-name="P6">Then you would need to set “ITUBRAS=c:\dev\tubras”</text:p>
      <text:p text:style-name="Standard"/>
      <text:p text:style-name="P2"/>
      <text:p text:style-name="P8">Getting the Dependencies</text:p>
      <text:p text:style-name="Standard"/>
      <text:p text:style-name="Standard">The list of dependencies includes:</text:p>
      <text:p text:style-name="Standard"/>
      <text:list text:style-name="L2">
        <text:list-item>
          <text:p text:style-name="P1">Bullet – Collision and physics library. (http://www.bulletphysics.com)</text:p>
          <text:p text:style-name="P1"/>
        </text:list-item>
        <text:list-item>
          <text:p text:style-name="P1">Irrklang – Audio library. (http://www.ambiera.com/irrklang/)</text:p>
          <text:p text:style-name="P1"/>
        </text:list-item>
        <text:list-item>
          <text:p text:style-name="P1">Irrlicht – 3D engine library. (http://irrlicht.sourceforge.net/)</text:p>
          <text:p text:style-name="P1"/>
        </text:list-item>
        <text:list-item>
          <text:p text:style-name="P1">OIS – Object-oriented Input System library. (http://sourceforge.net/projects/wgois)</text:p>
          <text:p text:style-name="P1"/>
        </text:list-item>
        <text:list-item>
          <text:p text:style-name="P1">Stackless Python – Scripting library. (http://www.stackless.com/)</text:p>
          <text:p text:style-name="P1"/>
        </text:list-item>
        <text:list-item>
          <text:p text:style-name="P1">SIP – Python/C++ binding library. (<text:a xlink:type="simple" xlink:href="http://www.riverbankcomputing.co.uk/software/sip/intro">http://www.riverbankcomputing.co.uk/software/sip/intro</text:a>)</text:p>
        </text:list-item>
      </text:list>
      <text:p text:style-name="Standard"/>
      <text:p text:style-name="Standard">The dependencies may retrieved either manually or automatically by using “SCONS” (<text:a xlink:type="simple" xlink:href="http://www.scons.org/">http://www.scons.org</text:a>).</text:p>
      <text:p text:style-name="Standard"/>
      <text:p text:style-name="P4"><text:span text:style-name="T3">Manual Retrieval</text:span>. <text:s/>You may manually go to each dependencies site and download the appropriate files. <text:s/>The Framework expects each dependency to be located in a specific directory off of the framework root directory. <text:s/>This directory is named “deps”. <text:s/>Within the “deps” directory, the following directories should be created (case-sensitive) to store the corresponding dependency:</text:p>
      <text:p text:style-name="P4"/>
      <text:p text:style-name="P4">\$(TUBRAS_ROOT\deps\</text:p>
      <text:p text:style-name="P5">bullet – Bullet library</text:p>
      <text:p text:style-name="P5">irrklang – Audio library</text:p>
      <text:p text:style-name="P5">irrlicht – 3D engine library</text:p>
      <text:p text:style-name="P5">ois – Input library</text:p>
      <text:p text:style-name="P5">python – Scripting library</text:p>
      <text:p text:style-name="P5">sip – Binding library</text:p>
      <text:p text:style-name="P6"/>
      <text:p text:style-name="P4"><text:span text:style-name="T3">Automatic Retrieval</text:span>. <text:s/>SCONS may be used to automatically download dependencies into the proper locations. <text:s/>Simply change root directory of where the Tubras framework is located and type:</text:p>
      <text:p text:style-name="P4"><text:tab/>scons deps=1</text:p>
      <text:p text:style-name="P4"/>
      <text:p text:style-name="P4"/>
      <text:p text:style-name="P6"/>
      <text:p text:style-name="P7">Building the Dependencies</text:p>
      <text:p text:style-name="P6"/>
      <text:p text:style-name="P6"/>
      <text:p text:style-name="P6"/>
      <text:p text:style-name="P6"/>
      <text:p text:style-name="P7">Build the Tubras Framework Library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Building the Tubras Framework Libr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Keith Murray</meta:initial-creator>
    <meta:creation-date>2008-07-15T13:52:11</meta:creation-date>
    <dc:creator>Keith Murray</dc:creator>
    <dc:date>2008-07-15T14:27:07</dc:date>
    <meta:editing-cycles>8</meta:editing-cycles>
    <meta:editing-duration>PT35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35" meta:word-count="316" meta:character-count="2212"/>
  </office:meta>
</office:document-meta>
</file>